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Diagrame des temps d'exécution en fonction du nombre de serveurs" draw:style-name="gr1" draw:text-style-name="P1" svg:width="159.97mm" svg:height="100.93mm" svg:x="76.54mm" svg:y="1.6mm">
            <loext:p draw:notify-on-update-of-ranges="Feuille1.A2:Feuille1.C2 Feuille1.A5:Feuille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36.9mm" svg:y="101.73mm">
            <loext:p draw:notify-on-update-of-ranges="Feuille1.A8:Feuille1.C8 Feuille1.A13:Feuille1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cur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826925" calcext:value-type="float">
            <text:p>225826925</text:p>
          </table:table-cell>
          <table:table-cell office:value-type="float" office:value="164816588" calcext:value-type="float">
            <text:p>164816588</text:p>
          </table:table-cell>
          <table:table-cell office:value-type="float" office:value="133929044" calcext:value-type="float">
            <text:p>133929044</text:p>
          </table:table-cell>
        </table:table-row>
        <table:table-row table:style-name="ro1">
          <table:table-cell office:value-type="float" office:value="227655357" calcext:value-type="float">
            <text:p>227655357</text:p>
          </table:table-cell>
          <table:table-cell office:value-type="float" office:value="159168499" calcext:value-type="float">
            <text:p>159168499</text:p>
          </table:table-cell>
          <table:table-cell office:value-type="float" office:value="124976494" calcext:value-type="float">
            <text:p>124976494</text:p>
          </table:table-cell>
        </table:table-row>
        <table:table-row table:style-name="ro1">
          <table:table-cell table:formula="of:=AVERAGE([.A3:.A4])" office:value-type="float" office:value="226741141" calcext:value-type="float">
            <text:p>226741141</text:p>
          </table:table-cell>
          <table:table-cell table:formula="of:=AVERAGE([.B3:.B4])" office:value-type="float" office:value="161992543.5" calcext:value-type="float">
            <text:p>161992543,5</text:p>
          </table:table-cell>
          <table:table-cell table:formula="of:=AVERAGE([.C3:.C4])" office:value-type="float" office:value="129452769" calcext:value-type="float">
            <text:p>129452769</text:p>
          </table:table-cell>
        </table:table-row>
        <table:table-row table:style-name="ro1">
          <table:table-cell office:value-type="string" calcext:value-type="string">
            <text:p>Pas secu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5" calcext:value-type="percentage">
            <text:p>50,00 %</text:p>
          </table:table-cell>
          <table:table-cell table:style-name="ce1" office:value-type="percentage" office:value="0.8" calcext:value-type="percentage">
            <text:p>80,00 %</text:p>
          </table:table-cell>
        </table:table-row>
        <table:table-row table:style-name="ro1">
          <table:table-cell office:value-type="float" office:value="296112326" calcext:value-type="float">
            <text:p>296112326</text:p>
          </table:table-cell>
          <table:table-cell office:value-type="float" office:value="441565141" calcext:value-type="float">
            <text:p>441565141</text:p>
          </table:table-cell>
          <table:table-cell office:value-type="float" office:value="688479719" calcext:value-type="float">
            <text:p>688479719</text:p>
          </table:table-cell>
        </table:table-row>
        <table:table-row table:style-name="ro1">
          <table:table-cell office:value-type="float" office:value="307442340" calcext:value-type="float">
            <text:p>307442340</text:p>
          </table:table-cell>
          <table:table-cell office:value-type="float" office:value="407865487" calcext:value-type="float">
            <text:p>407865487</text:p>
          </table:table-cell>
          <table:table-cell office:value-type="float" office:value="523796180" calcext:value-type="float">
            <text:p>523796180</text:p>
          </table:table-cell>
        </table:table-row>
        <table:table-row table:style-name="ro1">
          <table:table-cell office:value-type="float" office:value="287082125" calcext:value-type="float">
            <text:p>287082125</text:p>
          </table:table-cell>
          <table:table-cell office:value-type="float" office:value="569025005" calcext:value-type="float">
            <text:p>569025005</text:p>
          </table:table-cell>
          <table:table-cell office:value-type="float" office:value="692667476" calcext:value-type="float">
            <text:p>692667476</text:p>
          </table:table-cell>
        </table:table-row>
        <table:table-row table:style-name="ro1">
          <table:table-cell office:value-type="float" office:value="283437681" calcext:value-type="float">
            <text:p>283437681</text:p>
          </table:table-cell>
          <table:table-cell office:value-type="float" office:value="486984889" calcext:value-type="float">
            <text:p>486984889</text:p>
          </table:table-cell>
          <table:table-cell office:value-type="float" office:value="580905304" calcext:value-type="float">
            <text:p>580905304</text:p>
          </table:table-cell>
        </table:table-row>
        <table:table-row table:style-name="ro1">
          <table:table-cell table:formula="of:=AVERAGE([.A9:.A12])" office:value-type="float" office:value="293518618" calcext:value-type="float">
            <text:p>293518618</text:p>
          </table:table-cell>
          <table:table-cell table:formula="of:=AVERAGE([.B9:.B12])" office:value-type="float" office:value="476360130.5" calcext:value-type="float">
            <text:p>476360130,5</text:p>
          </table:table-cell>
          <table:table-cell table:formula="of:=AVERAGE([.C9:.C12])" office:value-type="float" office:value="621462169.75" calcext:value-type="float">
            <text:p>621462169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-00-00</text:date>, <text:time style:data-style-name="N2" text:time-value="12:16:30.617019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1:22:04.611296396</meta:creation-date>
    <dc:date>2017-11-13T13:12:03.302735525</dc:date>
    <meta:editing-duration>PT56M40S</meta:editing-duration>
    <meta:editing-cycles>3</meta:editing-cycles>
    <meta:generator>LibreOffice/5.2.7.2$Linux_X86_64 LibreOffice_project/2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094cm" xlink:href=".." xlink:type="simple" chart:class="chart:line" chart:style-name="ch1">
        <chart:title svg:x="1.301cm" svg:y="0.337cm" chart:style-name="ch2">
          <text:p>Diagrame des temps d'exécution en fonction du nombre de serveur</text:p>
        </chart:title>
        <chart:plot-area chart:style-name="ch3" table:cell-range-address="Feuille1.A2:Feuille1.C2 Feuille1.A5:Feuille1.C5" chart:data-source-has-labels="both" svg:x="1.33cm" svg:y="1.317cm" svg:width="14.349cm" svg:height="7.595cm">
          <chartooo:coordinate-region svg:x="3.248cm" svg:y="1.517cm" svg:width="12.337cm" svg:height="6.748cm"/>
          <chart:axis chart:dimension="x" chart:name="primary-x" chart:style-name="ch4" chartooo:axis-type="auto">
            <chartooo:date-scale/>
            <chart:title svg:x="6.711cm" svg:y="9.166cm" chart:style-name="ch5">
              <text:p>nombre de serveurs</text:p>
            </chart:title>
            <chart:categories table:cell-range-address="Feuille1.A2:Feuille1.C2"/>
          </chart:axis>
          <chart:axis chart:dimension="y" chart:name="primary-y" chart:style-name="ch4">
            <chart:title svg:x="0.451cm" svg:y="5.952cm" chart:style-name="ch6">
              <text:p>Temps (ns)</text:p>
            </chart:title>
            <chart:grid chart:style-name="ch7" chart:class="major"/>
          </chart:axis>
          <chart:series chart:style-name="ch8" chart:values-cell-range-address="Feuille1.A5:Feuille1.C5" loext:label-string="temps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A2:Feuille1.C2</svg:desc>
                </draw:g>
              </table:table-cell>
              <table:table-cell office:value-type="float" office:value="226741141">
                <text:p>226741141</text:p>
                <draw:g>
                  <svg:desc>Feuille1.A5:Feuille1.C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1992543.5">
                <text:p>161992543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9452769">
                <text:p>129452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116cm" svg:y="0.316cm" chart:style-name="ch2">
          <text:p>Diagrame du temps d'exécution en fonction de la malice d'un serveur</text:p>
        </chart:title>
        <chart:plot-area chart:style-name="ch3" table:cell-range-address="Feuille1.A8:Feuille1.C8 Feuille1.A13:Feuille1.C13" chart:data-source-has-labels="both" svg:x="1.33cm" svg:y="1.275cm" svg:width="14.349cm" svg:height="6.569cm">
          <chartooo:coordinate-region svg:x="3.248cm" svg:y="1.474cm" svg:width="11.794cm" svg:height="5.723cm"/>
          <chart:axis chart:dimension="x" chart:name="primary-x" chart:style-name="ch4" chartooo:axis-type="auto">
            <chartooo:date-scale/>
            <chart:title svg:x="5.92cm" svg:y="8.024cm" chart:style-name="ch5">
              <text:p>Pourcentage de mauvaise réponse</text:p>
            </chart:title>
            <chart:categories table:cell-range-address="Feuille1.A8:Feuille1.C8"/>
          </chart:axis>
          <chart:axis chart:dimension="y" chart:name="primary-y" chart:style-name="ch6">
            <chart:title svg:x="0.451cm" svg:y="5.397cm" chart:style-name="ch7">
              <text:p>Temps (ns)</text:p>
            </chart:title>
            <chart:grid chart:style-name="ch8" chart:class="major"/>
          </chart:axis>
          <chart:series chart:style-name="ch9" chart:values-cell-range-address="Feuille1.A13:Feuille1.C13" loext:label-string="temps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8:Feuille1.C8</svg:desc>
                </draw:g>
              </table:table-cell>
              <table:table-cell office:value-type="float" office:value="293518618">
                <text:p>293518618</text:p>
                <draw:g>
                  <svg:desc>Feuille1.A13:Feuille1.C1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76360130.5">
                <text:p>47636013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21462169.75">
                <text:p>621462169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